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tein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perimento 10 MB tamaño referencia 100 particiones 100Mb máxima mem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factor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table:number-columns-repeated="2"/>
          <table:table-cell office:value-type="float" office:value="203463118" calcext:value-type="float">
            <text:p>203463118</text:p>
          </table:table-cell>
          <table:table-cell office:value-type="float" office:value="1135.11" calcext:value-type="float">
            <text:p>1135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20:41:38.239610349</meta:creation-date>
    <dc:date>2017-06-17T20:45:47.876627251</dc:date>
    <meta:editing-duration>PT4M9S</meta:editing-duration>
    <meta:editing-cycles>2</meta:editing-cycles>
    <meta:generator>LibreOffice/5.3.3.2$Linux_X86_64 LibreOffice_project/30m0$Build-2</meta:generator>
    <meta:document-statistic meta:table-count="1" meta:cell-count="6" meta:object-count="0"/>
  </office:meta>
</office:document-meta>
</file>